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0dee4" style:font-weight-asian="bold" style:font-weight-complex="bold"/>
    </style:style>
    <style:style style:name="T1" style:family="text">
      <style:text-properties officeooo:rsid="0011b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e Diskrete Fouriertransformation (DFT) beschreibt die Abbildung des abgetasteten Signals f(n), n = 0, ..., N − 1 auf die komplexe Basis {bu(n) = exp − <text:span text:style-name="T1">(</text:span>i2πun/N<text:span text:style-name="T1">)</text:span>  }, u = 0, ..., N − 1, i = √ −1. Sei N =2.</text:p>
      <text:p text:style-name="P1">a) Berechnen Sie die Basisfunktionen. Wie sieht die Basis-Wechsel-Matrix B aus? </text:p>
      <text:p text:style-name="P1">b) Berechnen Sie die DFT F(u) fur den Vektor ¨ f(n) = ( 1 8 , 1 4 ) T mittels der Abbildungsvorschrift F = Bf. </text:p>
      <text:p text:style-name="P1">c) Geben Sie die Matrix fur die Inversion der DFT an und transformieren Sie ¨ F(u) in den Ortsraum!</text:p>
      <text:p text:style-name="P1">d) Stellen Sie f(n) und F(u) unter Verwendung der Basisvektoren des Orts- und Frequenzraums im Koordinatensystem graphisch dar!</text:p>
      <text:p text:style-name="P1"/>
      <text:p text:style-name="P1"/>
      <text:p text:style-name="P1">2. Erkl¨aren Sie, warum das L¨oschen der Phaseninformation vor der Rucktransformation ¨ die Bildinformation nach der Rucktransformation unkenntlich macht! ¨</text:p>
      <text:p text:style-name="P1"/>
      <text:p text:style-name="P1"/>
      <text:p text:style-name="P1">3. Vor der Rucktransformation wird die Frequenzraumrepr ¨ ¨asentation F eines 2–dimensionalen Bildes f wie folgt manipuliert: 1 a) F 0 (u, v) =  1 3 F(u, v), u, v = 0; 0, sonst. b) Zur Erzeugung von F 0 werden die Amplituden von F verdoppelt. c) F 0 (u, v) =  0, u, v = 0; F(u, v), sonst. Was bewirken diese Manipulationen, d.h. wie sieht das manipulierte Bild f 0 im Ortsraum aus?</text:p>
      <text:p text:style-name="P1"/>
      <text:p text:style-name="P1"/>
      <text:p text:style-name="P1">4. Welche Faktoren bewirken das Entstehen von Ringing-Artefakten bei Anwendung von idealen Tiefpassfiltern? Wie kann man sie vermeiden?</text:p>
      <text:p text:style-name="P1"/>
      <text:p text:style-name="P1"/>
      <text:p text:style-name="P1">5. Zwei Butterworth-Filter sind gegeben als H1(u, v) = 1 1 +  D(u,v) D0 2n , und H2(u, v) = 1 1 +  D0 D(u,v) 2n , wobei D(u, v) der (euklidische) Abstand vom Punkt F(0, 0) der Fouriertransformierten F des Bildes f ist, D0 &gt; 0 ist die Grenzfrequenz und n ist die Ordnung. Welchen Filter nutzen Sie fur eine Hoch- bzw. eine Tiefpassfilterung und warum? ¨ Welchen Effekt hat eine Ver¨anderung der Parameter D0 und n auf das gefilterte Bild? Wozu k¨onnen diese Filter eingesetzt werden? Skizzieren Sie beide Fil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56:11.534603768</meta:creation-date>
    <meta:generator>LibreOffice/5.1.4.2$Linux_X86_64 LibreOffice_project/10m0$Build-2</meta:generator>
    <dc:date>2016-11-03T11:00:00.776876991</dc:date>
    <meta:editing-duration>PT3M50S</meta:editing-duration>
    <meta:editing-cycles>2</meta:editing-cycles>
    <meta:document-statistic meta:table-count="0" meta:image-count="0" meta:object-count="0" meta:page-count="1" meta:paragraph-count="9" meta:word-count="329" meta:character-count="1815" meta:non-whitespace-character-count="1494"/>
  </office:meta>
</office:document-meta>
</file>